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1ad33e" style:font-weight-asian="bold" style:font-weight-complex="bold"/>
    </style:style>
    <style:style style:name="P2" style:family="paragraph" style:parent-style-name="Table_20_Contents">
      <style:text-properties officeooo:paragraph-rsid="001ad33e"/>
    </style:style>
    <style:style style:name="P3" style:family="paragraph" style:parent-style-name="Table_20_Contents">
      <style:text-properties officeooo:rsid="001ad33e" officeooo:paragraph-rsid="001ad33e"/>
    </style:style>
    <style:style style:name="P4" style:family="paragraph" style:parent-style-name="Table_20_Contents">
      <style:text-properties officeooo:rsid="00098bf2" officeooo:paragraph-rsid="001ad33e"/>
    </style:style>
    <style:style style:name="P5" style:family="paragraph" style:parent-style-name="Text_20_body">
      <style:paragraph-properties fo:text-align="center" style:justify-single-word="false"/>
      <style:text-properties officeooo:paragraph-rsid="001ad33e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1b3d9e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text-properties officeooo:paragraph-rsid="001ad33e"/>
    </style:style>
    <style:style style:name="P8" style:family="paragraph" style:parent-style-name="Table_20_Contents">
      <style:text-properties officeooo:rsid="001b8075" officeooo:paragraph-rsid="001b8075"/>
    </style:style>
    <style:style style:name="P9" style:family="paragraph" style:parent-style-name="Azione_20_attore">
      <style:text-properties officeooo:paragraph-rsid="001ad33e"/>
    </style:style>
    <style:style style:name="P10" style:family="paragraph" style:parent-style-name="Azione_20_attore">
      <style:text-properties officeooo:rsid="000ad213" officeooo:paragraph-rsid="001ad33e"/>
    </style:style>
    <style:style style:name="P11" style:family="paragraph" style:parent-style-name="Azione_20_sistema">
      <style:text-properties officeooo:rsid="000ad213" officeooo:paragraph-rsid="001ad33e"/>
    </style:style>
    <style:style style:name="T1" style:family="text">
      <style:text-properties officeooo:rsid="00098bf2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1ad33e"/>
    </style:style>
    <style:style style:name="T8" style:family="text">
      <style:text-properties officeooo:rsid="001b3d9e"/>
    </style:style>
    <style:style style:name="T9" style:family="text">
      <style:text-properties officeooo:rsid="001b8075"/>
    </style:style>
    <style:style style:name="T10" style:family="text">
      <style:text-properties officeooo:rsid="001d257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Fattura mensi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75864" text:style-name="Numerazione_20_UC">
              <text:list-item text:start-value="1">
                <text:p text:style-name="P9"><text:span text:style-name="T4">L' utente accede </text:span><text:span text:style-name="T5">alla sezione </text:span><text:span text:style-name="T1">“</text:span><text:span text:style-name="T9">Fattura mensile</text:span><text:span text:style-name="T1">”</text:span></text:p>
                <text:p text:style-name="P11"/>
              </text:list-item>
              <text:list-item>
                <text:p text:style-name="P11">Il sistema <text:span text:style-name="T10">visualizza</text:span> <text:span text:style-name="T9">la fattura aggiornata del mese</text:span></text:p>
                <text:p text:style-name="P10"/>
              </text:list-item>
              <text:list-item>
                <text:p text:style-name="P10">L<text:span text:style-name="T6">'</text:span>utente <text:span text:style-name="T7">prende visione </text:span><text:span text:style-name="T9">della fattura e stampa 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Genitore ha visualizzato <text:span text:style-name="T9">la fattura dei pagamenti mensil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75870" text:style-name="L1">
              <text:list-item>
                <text:p text:style-name="P7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6">UC <text:span text:style-name="T8">18</text:span>: <text:span text:style-name="T8">il genitore visualizza </text:span><text:span text:style-name="T9">la fattura dei pagamenti mensi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45:16.37</meta:creation-date>
    <dc:date>2012-10-30T09:45:27.46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00" meta:character-count="625" meta:non-whitespace-character-count="548"/>
  </office:meta>
</office:document-meta>
</file>